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elvetica" svg:font-family="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 1:</text:p>
      <text:p text:style-name="Standard"/>
      <text:p text:style-name="Standard">For AWS EC2/S3:</text:p>
      <text:p text:style-name="Standard"/>
      <text:p text:style-name="Standard"><text:tab/>Storage = $0.05*(10PB/1GB) = $0.05*(10,485,760) = $524,288/month</text:p>
      <text:p text:style-name="Standard"><text:tab/>CPUs = $0.09/(CPU-hour)*8192Cores*24hrs*30days = $530,841.60/month</text:p>
      <text:p text:style-name="Standard"/>
      <text:p text:style-name="Standard"><text:tab/>Cost/M = $1,055,129.60</text:p>
      <text:p text:style-name="Standard"/>
      <text:p text:style-name="Standard"><text:tab/>Total = (Storage + CPU) <text:s/>3years =$1,055,129.60/M*36M = $37,984,665.60</text:p>
      <text:p text:style-name="Standard"/>
      <text:p text:style-name="Standard">For Owning Owning Cluster:</text:p>
      <text:p text:style-name="Standard"><text:tab/>Hardware = $10,000,000</text:p>
      <text:p text:style-name="Standard"><text:tab/>Hardware/M = $10,000,000/36months = $277,777.78/M</text:p>
      <text:p text:style-name="Standard"><text:tab/>Power/M = $277,777.78 * 0.4/0.45 = <text:s/>$246,913.58/M</text:p>
      <text:p text:style-name="Standard"><text:tab/>Network/M = $277,777.78 * 0.15/0.45 = $92,592.59/M</text:p>
      <text:p text:style-name="Standard"><text:tab/>Admin/M = ((128 servers / 1024 CPU) * 8192CPU ) / 100nodes * $10,000 = $100,000/M</text:p>
      <text:p text:style-name="Standard"><text:tab/></text:p>
      <text:p text:style-name="Standard"><text:tab/>Cost/M = $100,000 + $277,777.78/M + $246,913.58/M + $92,592.59/M = $717,283.95</text:p>
      <text:p text:style-name="Standard"/>
      <text:p text:style-name="Standard"><text:tab/>Total = 36months * $717,283.95/M = $25,822,222.20</text:p>
      <text:p text:style-name="Standard"/>
      <text:p text:style-name="Standard">Owning your own cluster is always cheaper/month and would be cheaper than renting from AWS.</text:p>
      <text:p text:style-name="Standard"/>
      <text:p text:style-name="P2">Question # 2:</text:p>
      <text:p text:style-name="Standard"/>
      <text:p text:style-name="P2">Question # 3:</text:p>
      <text:p text:style-name="Standard"/>
      <text:p text:style-name="P1">The computer with only a single core is going to cause a major bottleneck. It doesn't say how each machine is assigned a task, just that each has a maximum of 4 tasks. So if the company nievly evenly distributes the tasks among all the computers, the single core machine is going to take significantly longer to complete than the other machines. Also the single core machine only has 2GB of RAM, so if a task requires a lot of RAM it won't be able to complete it without swapping out the memory to its harddrive continuously. </text:p>
      <text:p text:style-name="P1"/>
      <text:p text:style-name="P1">I would suggest assigning the 7 machines with quadcores to have a maximum of 4 tasks and a configure the single core machine to be able to only run one task. Also If possible I would upgrade the single core machine to a quadcore.</text:p>
      <text:p text:style-name="P1"/>
      <text:p text:style-name="P2">Question # 4:</text:p>
      <text:p text:style-name="Standard"/>
      <text:p text:style-name="Standard"><text:tab/>The accuracy formula is given by +/-(RTT/2-min)</text:p>
      <text:p text:style-name="Standard"/>
      <text:p text:style-name="Standard"><text:tab/>min = delay it takes server to send packet + delay it takes client to recieve packet</text:p>
      <text:p text:style-name="Standard"><text:tab/>min = 0.20 ms + 1.4 ms = 1.6 ms</text:p>
      <text:p text:style-name="Standard"><text:tab/>RTT = 6.6</text:p>
      <text:p text:style-name="Standard"/>
      <text:p text:style-name="Standard"><text:tab/>accuracy = +/-(3.3 ms – 1.6ms) = +/- 1.7 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helvetica" svg:font-family="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Kevin Strasberg, NetID:strasbe1 <text:s/>HW:#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Strasberg</meta:initial-creator>
    <meta:creation-date>2013-09-18T22:55:33</meta:creation-date>
    <dc:date>2013-09-19T00:40:02</dc:date>
    <dc:creator>Kevin Strasberg</dc:creator>
    <meta:editing-duration>PT1H13M56S</meta:editing-duration>
    <meta:editing-cycles>8</meta:editing-cycles>
    <meta:generator>LibreOffice/3.4$Unix LibreOffice_project/340m1$Build-502</meta:generator>
    <meta:document-statistic meta:table-count="0" meta:image-count="0" meta:object-count="0" meta:page-count="4" meta:paragraph-count="27" meta:word-count="306" meta:character-count="1808" meta:non-whitespace-character-count="1506"/>
  </office:meta>
</office:document-meta>
</file>